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BC000002BC4A2DF13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4.522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6.001cm" svg:x="1cm" svg:y="4.175cm">
          <draw:image xlink:href="Pictures/10000201000002BC000002BC4A2DF13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12T02:39:20.095372699</dc:date>
    <meta:editing-duration>PT34S</meta:editing-duration>
    <meta:editing-cycles>1</meta:editing-cycles>
    <meta:document-statistic meta:object-count="1"/>
    <meta:generator>LibreOffice/4.3.3.2$Linux_ARM_EABI LibreOffice_project/430m0$Build-2</meta:generator>
  </office:meta>
</office:document-meta>
</file>